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justify" draw:textarea-vertical-align="top" draw:auto-grow-height="true" fo:min-height="11.589cm" fo:min-width="17.275cm" fo:padding-top="0.13cm" fo:padding-bottom="0.13cm" fo:padding-left="0.25cm" fo:padding-right="0.25cm" fo:wrap-option="wrap" draw:shadow="hidden"/>
    </style:style>
    <style:style style:name="gr3"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769cm" fo:padding-top="0.13cm" fo:padding-bottom="0.13cm" fo:padding-left="0.25cm" fo:padding-right="0.25cm" fo:wrap-option="no-wrap" draw:shadow="hidden"/>
    </style:style>
    <style:style style:name="gr4"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852cm" fo:padding-top="0.13cm" fo:padding-bottom="0.13cm" fo:padding-left="0.25cm" fo:padding-right="0.25cm" fo:wrap-option="no-wrap" draw:shadow="hidden"/>
    </style:style>
    <style:style style:name="gr5"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3.999cm" fo:padding-top="0.13cm" fo:padding-bottom="0.13cm" fo:padding-left="0.25cm" fo:padding-right="0.25cm" fo:wrap-option="no-wrap" draw:shadow="hidden"/>
    </style:style>
    <style:style style:name="gr6"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3.999cm" fo:padding-top="0.13cm" fo:padding-bottom="0.13cm" fo:padding-left="0.25cm" fo:padding-right="0.25cm" fo:wrap-option="no-wrap" draw:shadow="hidden"/>
    </style:style>
    <style:style style:name="gr7"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676cm" fo:padding-top="0.13cm" fo:padding-bottom="0.13cm" fo:padding-left="0.25cm" fo:padding-right="0.25cm" fo:wrap-option="no-wrap" draw:shadow="hidden"/>
    </style:style>
    <style:style style:name="gr8" style:family="graphic" style:parent-style-name="standard">
      <style:graphic-properties draw:stroke="solid" svg:stroke-width="0.071cm" svg:stroke-color="#000000" draw:stroke-linejoin="miter" draw:fill="solid" draw:fill-color="#ffc000" draw:textarea-horizontal-align="left" draw:textarea-vertical-align="middle" draw:auto-grow-height="true" fo:min-height="0.951cm" fo:padding-top="0.13cm" fo:padding-bottom="0.13cm" fo:padding-left="0.25cm" fo:padding-right="0.25cm" fo:wrap-option="no-wrap" draw:shadow="hidden"/>
    </style:style>
    <style:style style:name="gr9" style:family="graphic" style:parent-style-name="standard">
      <style:graphic-properties draw:stroke="solid" svg:stroke-width="0.071cm" svg:stroke-color="#000000" draw:stroke-linejoin="miter" draw:fill="solid" draw:fill-color="#ffc000" draw:textarea-horizontal-align="left" draw:textarea-vertical-align="middle" draw:auto-grow-height="true" fo:min-height="0.955cm" fo:padding-top="0.13cm" fo:padding-bottom="0.13cm" fo:padding-left="0.25cm" fo:padding-right="0.25cm" fo:wrap-option="no-wrap" draw:shadow="hidden"/>
    </style:style>
    <style:style style:name="gr10"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769cm" fo:padding-top="0.13cm" fo:padding-bottom="0.13cm" fo:padding-left="0.25cm" fo:padding-right="0.25cm" fo:wrap-option="no-wrap" draw:shadow="hidden"/>
    </style:style>
    <style:style style:name="gr11"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2.212cm" fo:padding-top="0.13cm" fo:padding-bottom="0.13cm" fo:padding-left="0.25cm" fo:padding-right="0.25cm" fo:wrap-option="no-wrap" draw:shadow="hidden"/>
    </style:style>
    <style:style style:name="gr12"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2.212cm" fo:padding-top="0.13cm" fo:padding-bottom="0.13cm" fo:padding-left="0.25cm" fo:padding-right="0.25cm" fo:wrap-option="no-wrap" draw:shadow="hidden"/>
    </style:style>
    <style:style style:name="gr13"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769cm" fo:padding-top="0.13cm" fo:padding-bottom="0.13cm" fo:padding-left="0.25cm" fo:padding-right="0.25cm" fo:wrap-option="no-wrap" draw:shadow="hidden"/>
    </style:style>
    <style:style style:name="gr14"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852cm" fo:padding-top="0.13cm" fo:padding-bottom="0.13cm" fo:padding-left="0.25cm" fo:padding-right="0.25cm" fo:wrap-option="no-wrap" draw:shadow="hidden"/>
    </style:style>
    <style:style style:name="gr15"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2.295cm" fo:padding-top="0.13cm" fo:padding-bottom="0.13cm" fo:padding-left="0.25cm" fo:padding-right="0.25cm" fo:wrap-option="no-wrap" draw:shadow="hidden"/>
    </style:style>
    <style:style style:name="gr16"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2.119cm" fo:padding-top="0.13cm" fo:padding-bottom="0.13cm" fo:padding-left="0.25cm" fo:padding-right="0.25cm" fo:wrap-option="no-wrap" draw:shadow="hidden"/>
    </style:style>
    <style:style style:name="gr17" style:family="graphic" style:parent-style-name="standard" style:list-style-name="L4">
      <style:graphic-properties draw:stroke="solid" svg:stroke-width="0.071cm" svg:stroke-color="#000000" draw:stroke-linejoin="miter" draw:fill="none" draw:fill-color="#ffffff" draw:textarea-horizontal-align="justify" draw:textarea-vertical-align="middle" draw:auto-grow-height="true" fo:min-height="0.852cm" fo:padding-top="0.13cm" fo:padding-bottom="0.13cm" fo:padding-left="0.25cm" fo:padding-right="0.25cm" fo:wrap-option="no-wrap" draw:shadow="hidden"/>
    </style:style>
    <style:style style:name="gr18" style:family="graphic" style:parent-style-name="standard">
      <style:graphic-properties draw:stroke="solid" svg:stroke-width="0.071cm" svg:stroke-color="#000000" draw:stroke-linejoin="miter" draw:fill="solid" draw:fill-color="#ffc000" draw:textarea-horizontal-align="left" draw:textarea-vertical-align="middle" draw:auto-grow-height="true" fo:min-height="0.95cm" fo:padding-top="0.13cm" fo:padding-bottom="0.13cm" fo:padding-left="0.25cm" fo:padding-right="0.25cm" fo:wrap-option="no-wrap" draw:shadow="hidden"/>
    </style:style>
    <style:style style:name="gr19" style:family="graphic" style:parent-style-name="standard">
      <style:graphic-properties style:protect="size"/>
    </style:style>
    <style:style style:name="pr1" style:family="presentation" style:parent-style-name="lyt-cool-title">
      <style:graphic-properties draw:fill-color="#ffffff" draw:auto-grow-height="true" draw:auto-grow-width="true" fo:min-height="3.177cm" fo:min-width="23.666cm"/>
    </style:style>
    <style:style style:name="pr2" style:family="presentation" style:parent-style-name="lyt-cool-outline1">
      <style:graphic-properties draw:fill-color="#ffffff" draw:auto-grow-height="true" fo:min-height="11.986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178cm"/>
    </style:style>
    <style:style style:name="pr5" style:family="presentation" style:parent-style-name="lyt-cool-outline1">
      <style:graphic-properties draw:fill-color="#ffffff" fo:min-height="12.622cm"/>
    </style:style>
    <style:style style:name="pr6" style:family="presentation" style:parent-style-name="lyt-cool-title">
      <style:graphic-properties draw:fill-color="#ffffff" fo:min-height="3.626cm"/>
    </style:style>
    <style:style style:name="pr7" style:family="presentation" style:parent-style-name="lyt-cool-title">
      <style:graphic-properties draw:fill-color="#ffffff" fo:min-height="3.288cm"/>
    </style:style>
    <style:style style:name="pr8" style:family="presentation" style:parent-style-name="lyt-cool-outline1">
      <style:graphic-properties draw:fill-color="#ffffff" fo:min-height="11.986cm"/>
    </style:style>
    <style:style style:name="pr9" style:family="presentation" style:parent-style-name="Default-notes">
      <style:graphic-properties draw:fill-color="#ffffff" fo:min-height="13.365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1.958cm" fo:min-width="0cm" fo:padding-top="0.127cm" fo:padding-bottom="0.127cm" fo:padding-left="0.254cm" fo:padding-right="0.254cm" fo:wrap-option="no-wrap" draw:shadow="hidden"/>
    </style:style>
    <style:style style:name="pr11" style:family="presentation" style:parent-style-name="lyt-cool-outline1">
      <style:graphic-properties draw:fill-color="#ffffff" fo:min-height="13.394cm"/>
    </style:style>
    <style:style style:name="pr12" style:family="presentation" style:parent-style-name="lyt-cool-notes">
      <style:graphic-properties draw:fill-color="#ffffff" fo:min-height="11.411cm"/>
    </style:style>
    <style:style style:name="pr13" style:family="presentation" style:parent-style-name="lyt-cool-outline1">
      <style:graphic-properties draw:fill-color="#ffffff" fo:min-height="4.237cm"/>
    </style:style>
    <style:style style:name="pr14" style:family="presentation" style:parent-style-name="lyt-cool-title">
      <style:graphic-properties draw:fill-color="#ffffff" fo:min-height="3.178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1.2cm" fo:margin-right="0cm" fo:text-indent="-0.9cm"/>
      <style:text-properties fo:font-size="28pt"/>
    </style:style>
    <style:style style:name="P5" style:family="paragraph">
      <style:paragraph-properties fo:margin-left="0cm" fo:margin-right="0cm" fo:text-indent="0cm"/>
      <style:text-properties fo:font-size="40pt"/>
    </style:style>
    <style:style style:name="P6" style:family="paragraph">
      <style:paragraph-properties fo:margin-left="0cm" fo:margin-right="0cm" fo:line-height="100%" text:enable-numbering="false" fo:text-indent="0cm"/>
    </style:style>
    <style:style style:name="P7" style:family="paragraph">
      <style:paragraph-properties fo:margin-left="0cm" fo:margin-right="0cm" fo:line-height="100%"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line-height="100%" text:enable-numbering="false" fo:text-indent="0cm" style:writing-mode="lr-tb"/>
      <style:text-properties fo:font-size="18pt"/>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line-height="100%" text:enable-numbering="true" fo:text-indent="0cm"/>
    </style:style>
    <style:style style:name="P11" style:family="paragraph">
      <style:paragraph-properties style:writing-mode="lr-tb"/>
    </style:style>
    <style:style style:name="P12" style:family="paragraph">
      <style:paragraph-properties fo:margin-left="0cm" fo:margin-right="0cm" fo:line-height="100%" text:enable-numbering="false" fo:text-indent="0cm" style:writing-mode="lr-tb"/>
    </style:style>
    <style:style style:name="P13" style:family="paragraph">
      <style:paragraph-properties fo:margin-left="1.2cm" fo:margin-right="0cm" fo:text-indent="-0.9cm"/>
      <style:text-properties fo:font-size="24pt"/>
    </style:style>
    <style:style style:name="P14" style:family="paragraph">
      <style:paragraph-properties fo:margin-left="1.2cm" fo:margin-right="0cm" fo:text-indent="-0.9cm"/>
      <style:text-properties fo:font-size="26pt"/>
    </style:style>
    <style:style style:name="P15" style:family="paragraph">
      <style:paragraph-properties fo:margin-left="0cm" fo:margin-right="0cm" fo:text-indent="0cm"/>
      <style:text-properties fo:font-size="24pt"/>
    </style:style>
    <style:style style:name="T1" style:family="text">
      <style:text-properties fo:font-size="32pt"/>
    </style:style>
    <style:style style:name="T2" style:family="text">
      <style:text-properties fo:font-size="28pt"/>
    </style:style>
    <style:style style:name="T3" style:family="text">
      <style:text-properties fo:font-size="28pt" fo:font-weight="bold"/>
    </style:style>
    <style:style style:name="T4" style:family="text">
      <style:text-properties fo:font-size="40pt"/>
    </style:style>
    <style:style style:name="T5" style:family="text">
      <style:text-properties fo:font-family="Arial" style:font-pitch="variable" fo:font-size="18pt" fo:language="en" fo:country="GB" fo:font-weight="bold" style:font-family-asian="Arial" style:font-pitch-asian="variable" style:font-family-complex="Arial" style:font-pitch-complex="variable"/>
    </style:style>
    <style:style style:name="T6" style:family="text">
      <style:text-properties fo:font-family="Arial" style:font-pitch="variable" fo:font-size="18pt" fo:language="en" fo:country="GB" style:font-family-asian="Arial" style:font-pitch-asian="variable" style:font-family-complex="Arial" style:font-pitch-complex="variable"/>
    </style:style>
    <style:style style:name="T7" style:family="text">
      <style:text-properties style:text-position="-25% 58%" fo:font-family="Arial" style:font-pitch="variable" fo:font-size="18pt" fo:language="en" fo:country="GB" style:font-family-asian="Arial" style:font-pitch-asian="variable" style:font-family-complex="Arial" style:font-pitch-complex="variable"/>
    </style:style>
    <style:style style:name="T8" style:family="text">
      <style:text-properties fo:font-family="Arial" style:font-pitch="variable" fo:font-size="18pt" fo:language="en" fo:country="US" style:font-family-asian="Arial" style:font-pitch-asian="variable" style:font-family-complex="Arial" style:font-pitch-complex="variable"/>
    </style:style>
    <style:style style:name="T9" style:family="text">
      <style:text-properties fo:font-family="Arial" style:font-pitch="variable" fo:font-size="16pt" fo:language="en" fo:country="GB" style:font-family-asian="Arial" style:font-pitch-asian="variable" style:font-size-asian="16pt" style:font-family-complex="Arial" style:font-pitch-complex="variable" style:font-size-complex="16pt"/>
    </style:style>
    <style:style style:name="T10" style:family="text">
      <style:text-properties style:text-position="-25% 58%" fo:font-family="Arial" style:font-pitch="variable" fo:font-size="16pt" fo:language="en" fo:country="GB" style:font-family-asian="Arial" style:font-pitch-asian="variable" style:font-size-asian="16pt" style:font-family-complex="Arial" style:font-pitch-complex="variable" style:font-size-complex="16pt"/>
    </style:style>
    <style:style style:name="T11" style:family="text">
      <style:text-properties style:text-position="-40% 58%" fo:font-family="Arial" style:font-pitch="variable" fo:font-size="16pt" fo:language="en" fo:country="GB" style:font-family-asian="Arial" style:font-pitch-asian="variable" style:font-size-asian="16pt" style:font-family-complex="Arial" style:font-pitch-complex="variable" style:font-size-complex="16pt"/>
    </style:style>
    <style:style style:name="T12" style:family="text">
      <style:text-properties fo:color="#c00000" fo:font-family="Arial" style:font-pitch="variable" fo:font-size="16pt" fo:language="en" fo:country="GB" fo:font-weight="bold" style:font-family-asian="Arial" style:font-pitch-asian="variable" style:font-size-asian="16pt" style:font-family-complex="Arial" style:font-pitch-complex="variable" style:font-size-complex="16pt"/>
    </style:style>
    <style:style style:name="T13" style:family="text">
      <style:text-properties fo:color="#c00000" style:text-position="-25% 58%" fo:font-family="Arial" style:font-pitch="variable" fo:font-size="16pt" fo:language="en" fo:country="GB" fo:font-weight="bold" style:font-family-asian="Arial" style:font-pitch-asian="variable" style:font-size-asian="16pt" style:font-family-complex="Arial" style:font-pitch-complex="variable" style:font-size-complex="16pt"/>
    </style:style>
    <style:style style:name="T14" style:family="text">
      <style:text-properties style:text-position="30% 58%" fo:font-family="Arial" style:font-pitch="variable" fo:font-size="16pt" fo:language="en" fo:country="GB" style:font-family-asian="Arial" style:font-pitch-asian="variable" style:font-size-asian="16pt" style:font-family-complex="Arial" style:font-pitch-complex="variable" style:font-size-complex="16pt"/>
    </style:style>
    <style:style style:name="T15" style:family="text">
      <style:text-properties fo:font-family="Arial" style:font-pitch="variable" fo:font-size="28pt" fo:language="en" fo:country="GB" style:font-family-asian="Arial" style:font-pitch-asian="variable" style:font-size-asian="28pt" style:font-family-complex="Arial" style:font-pitch-complex="variable" style:font-size-complex="28pt"/>
    </style:style>
    <style:style style:name="T16" style:family="text">
      <style:text-properties fo:font-size="24pt"/>
    </style:style>
    <style:style style:name="T17" style:family="text">
      <style:text-properties fo:font-size="26pt"/>
    </style:style>
    <style:style style:name="T18" style:family="text">
      <style:text-properties fo:font-style="italic" fo:font-weight="bold"/>
    </style:style>
    <style:style style:name="T19" style:family="text">
      <style:text-properties fo:font-style="italic"/>
    </style:style>
    <style:style style:name="T20" style:family="text">
      <style:text-properties fo:font-style="normal"/>
    </style:style>
    <style:style style:name="T21" style:family="text">
      <style:text-properties fo:font-size="26pt" fo:font-style="italic"/>
    </style:style>
    <style:style style:name="T22" style:family="text">
      <style:text-properties style:text-position="sub 58%" fo:font-size="26pt" fo:font-style="italic"/>
    </style:style>
    <style:style style:name="T23" style:family="text">
      <style:text-properties fo:font-size="26pt" fo:font-style="italic" fo:font-weight="bold"/>
    </style:style>
    <style:style style:name="T24" style:family="text">
      <style:text-properties style:text-position="sub 58%"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cool" presentation:presentation-page-layout-name="AL1T1">
        <draw:frame presentation:style-name="pr1" draw:text-style-name="P1" draw:layer="layout" svg:width="23.666cm" svg:height="3.177cm" svg:x="3.027cm" svg:y="2.388cm" presentation:class="title">
          <draw:text-box>
            <text:p text:style-name="P1">MeqTree Parallelization Ideas<text:line-break/><text:span text:style-name="T1">Stef Salvini &amp; Oleg Smirnov</text:span></text:p>
          </draw:text-box>
        </draw:frame>
        <draw:frame presentation:style-name="pr2" draw:text-style-name="P2" draw:layer="layout" svg:width="23.665cm" svg:height="11.986cm" svg:x="3.027cm" svg:y="6.279cm" presentation:class="outline">
          <draw:text-box>
            <text:list text:style-name="L2">
              <text:list-item>
                <text:p text:style-name="P2">General approach</text:p>
              </text:list-item>
            </text:list>
            <text:list text:style-name="L2">
              <text:list-item>
                <text:p text:style-name="P2">What to distribute by...</text:p>
              </text:list-item>
            </text:list>
            <text:list text:style-name="L2">
              <text:list-item>
                <text:p text:style-name="P2">A general distribution scheme for ME-type trees</text:p>
              </text:list-item>
            </text:list>
            <text:list text:style-name="L2">
              <text:list-item>
                <text:p text:style-name="P2">Computation vs. communication costs</text:p>
              </text:list-item>
            </text:list>
            <text:list text:style-name="L2">
              <text:list-item>
                <text:p text:style-name="P2">What to serialize by...</text:p>
              </text:list-item>
            </text:list>
            <text:list text:style-name="L2">
              <text:list-item>
                <text:p text:style-name="P2">Resampling to save the day</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3" draw:master-page-name="lyt-cool" presentation:presentation-page-layout-name="AL1T1">
        <draw:frame presentation:style-name="pr4" draw:text-style-name="P1" draw:layer="layout" svg:width="23.665cm" svg:height="3.178cm" svg:x="3.027cm" svg:y="2.388cm" presentation:class="title">
          <draw:text-box>
            <text:p text:style-name="P1">General approach</text:p>
          </draw:text-box>
        </draw:frame>
        <draw:frame presentation:style-name="pr5" draw:text-style-name="P4" draw:layer="layout" svg:width="23.665cm" svg:height="12.622cm" svg:x="3.027cm" svg:y="6.279cm" presentation:class="outline" presentation:user-transformed="true">
          <draw:text-box>
            <text:list text:style-name="L2">
              <text:list-item>
                <text:p text:style-name="P2"><text:span text:style-name="T2">Our shining ideal: have an automatic scheme for efficiently distributing ANY given tree...</text:span></text:p>
              </text:list-item>
            </text:list>
            <text:list text:style-name="L2">
              <text:list-item>
                <text:p text:style-name="P2"><text:span text:style-name="T2">...but in the meantime, learn to distribute specific kinds of trees efficiently. In particular, </text:span><text:span text:style-name="T3">simulation trees</text:span><text:span text:style-name="T2"> implementing an ME</text:span></text:p>
              </text:list-item>
            </text:list>
            <text:list text:style-name="L2">
              <text:list-item>
                <text:list>
                  <text:list-item>
                    <text:p text:style-name="P3"><text:span text:style-name="T2">(keep solvers in mind for later)</text:span></text:p>
                  </text:list-item>
                </text:list>
              </text:list-item>
            </text:list>
            <text:list text:style-name="L2">
              <text:list-item>
                <text:p text:style-name="P2"><text:span text:style-name="T2">Where is the distribution/parallelization knowledge and decisions vested?</text:span></text:p>
              </text:list-item>
            </text:list>
            <text:list text:style-name="L2">
              <text:list-item>
                <text:list>
                  <text:list-item>
                    <text:p text:style-name="P3"><text:span text:style-name="T2">in Python/TDL – “user” to provide hints</text:span></text:p>
                  </text:list-item>
                </text:list>
              </text:list-item>
            </text:list>
            <text:list text:style-name="L2">
              <text:list-item>
                <text:list>
                  <text:list-item>
                    <text:p text:style-name="P3"><text:span text:style-name="T2">if using a framework (e.g. Siamese), the framework is the “user”, so this is easy</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3" draw:master-page-name="lyt-cool" presentation:presentation-page-layout-name="AL1T1">
        <draw:frame presentation:style-name="pr4" draw:text-style-name="P1" draw:layer="layout" svg:width="23.665cm" svg:height="3.178cm" svg:x="3.027cm" svg:y="2.388cm" presentation:class="title">
          <draw:text-box>
            <text:p text:style-name="P1">Existing functionality</text:p>
          </draw:text-box>
        </draw:frame>
        <draw:frame presentation:style-name="pr2" draw:text-style-name="P2" draw:layer="layout" svg:width="23.665cm" svg:height="11.986cm" svg:x="3.027cm" svg:y="6.279cm" presentation:class="outline">
          <draw:text-box>
            <text:list text:style-name="L2">
              <text:list-item>
                <text:p text:style-name="P2">Current trees can multithread by child </text:p>
              </text:list-item>
            </text:list>
            <text:list text:style-name="L2">
              <text:list-item>
                <text:p text:style-name="P2">Parent with many children: activate a set of worker threads to evaluate child trees in parallel.</text:p>
              </text:list-item>
            </text:list>
            <text:list text:style-name="L2">
              <text:list-item>
                <text:p text:style-name="P2">Not necessarily the most efficient scheme from p.o.v. of performance (i.e. order of computation issues...)</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1T1">
        <draw:frame presentation:style-name="pr6" draw:text-style-name="P1" draw:layer="layout" svg:width="23.665cm" svg:height="3.626cm" svg:x="3.027cm" svg:y="2.164cm" presentation:class="title" presentation:user-transformed="true">
          <draw:text-box>
            <text:p text:style-name="P1">ME-type Trees:<text:line-break/>What to distribute by...?</text:p>
          </draw:text-box>
        </draw:frame>
        <draw:frame presentation:style-name="pr2" draw:text-style-name="P2" draw:layer="layout" svg:width="23.665cm" svg:height="11.986cm" svg:x="3.027cm" svg:y="6.279cm" presentation:class="outline">
          <draw:text-box>
            <text:list text:style-name="L2">
              <text:list-item>
                <text:p text:style-name="P2">Time/freq: straightfoward</text:p>
              </text:list-item>
            </text:list>
            <text:list text:style-name="L2">
              <text:list-item>
                <text:list>
                  <text:list-item>
                    <text:p text:style-name="P3">but we want to iterate over time (also in the future, for solving etc), so that's out</text:p>
                  </text:list-item>
                </text:list>
              </text:list-item>
            </text:list>
            <text:list text:style-name="L2">
              <text:list-item>
                <text:list>
                  <text:list-item>
                    <text:p text:style-name="P3">if enough freq points, then just distribute by freq and everything is peachy</text:p>
                  </text:list-item>
                </text:list>
              </text:list-item>
            </text:list>
            <text:list text:style-name="L2">
              <text:list-item>
                <text:list>
                  <text:list-item>
                    <text:p text:style-name="P3">but that's not always the case...</text:p>
                  </text:list-item>
                </text:list>
              </text:list-item>
            </text:list>
            <text:list text:style-name="L2">
              <text:list-item>
                <text:p text:style-name="P2">We can also distribute by antenna/baseline</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1" draw:layer="layout" svg:width="14.518cm" svg:height="11.411cm" svg:x="3.249cm" svg:y="14.13cm" presentation:class="notes" presentation:placeholder="true">
            <draw:text-box/>
          </draw:frame>
        </presentation:notes>
      </draw:page>
      <draw:page draw:name="page5" draw:style-name="dp3" draw:master-page-name="lyt-cool" presentation:presentation-page-layout-name="AL1T1">
        <draw:frame presentation:style-name="pr7" draw:text-style-name="P5" draw:layer="layout" svg:width="23.665cm" svg:height="3.288cm" svg:x="3.027cm" svg:y="2.333cm" presentation:class="title" presentation:user-transformed="true">
          <draw:text-box>
            <text:p text:style-name="P1"><text:span text:style-name="T4">A General Distribution Scheme By Ant/Ifr</text:span></text:p>
          </draw:text-box>
        </draw:frame>
        <draw:frame presentation:style-name="pr8" draw:text-style-name="P2" draw:layer="layout" svg:width="23.665cm" svg:height="11.986cm" svg:x="3.091cm" svg:y="6.261cm" presentation:class="outline" presentation:user-transformed="true">
          <draw:text-box>
            <text:list text:style-name="L2">
              <text:list-item>
                <text:p text:style-name="P2">Na antennas, Np processors (Na&gt;&gt;Np)</text:p>
              </text:list-item>
            </text:list>
            <text:list text:style-name="L2">
              <text:list-item>
                <text:p text:style-name="P2">Segment antennas into Na/Np blocks, and assign each block to 1 processor</text:p>
              </text:list-item>
            </text:list>
            <text:list text:style-name="L2">
              <text:list-item>
                <text:list>
                  <text:list-item>
                    <text:p text:style-name="P3">blocks A1 to P1, A2 to P2</text:p>
                  </text:list-item>
                </text:list>
              </text:list-item>
            </text:list>
            <text:list text:style-name="L2">
              <text:list-item>
                <text:p text:style-name="P2">Per-antenna (Jones) terms computed on their designated processor</text:p>
              </text:list-item>
            </text:list>
            <text:list text:style-name="L2">
              <text:list-item>
                <text:p text:style-name="P2">...see whiteboard</text:p>
              </text:list-item>
            </text:list>
            <text:list text:style-name="L2">
              <text:list-item>
                <text:p text:style-name="P2">Same communication pattern applied to every set of Jones terms</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1" draw:layer="layout" svg:width="14.518cm" svg:height="11.411cm" svg:x="3.249cm" svg:y="14.13cm" presentation:class="notes" presentation:placeholder="true">
            <draw:text-box/>
          </draw:frame>
        </presentation:notes>
      </draw:page>
      <draw:page draw:name="page6" draw:style-name="dp4" draw:master-page-name="Default" presentation:use-date-time-name="dtd1">
        <draw:custom-shape draw:style-name="gr2" draw:text-style-name="P8" draw:layer="layout" svg:width="17.775cm" svg:height="11.849cm" svg:x="4.798cm" svg:y="5.932cm">
          <text:p text:style-name="P6"><text:span text:style-name="T5">Definitions</text:span></text:p>
          <text:p text:style-name="P6"><text:span text:style-name="T6"/></text:p>
          <text:p text:style-name="P7"><text:span text:style-name="T6">N</text:span><text:span text:style-name="T7">S</text:span><text:span text:style-name="T6"><text:tab/></text:span><text:span text:style-name="T6">Number of sources</text:span></text:p>
          <text:p text:style-name="P7"><text:span text:style-name="T6">N</text:span><text:span text:style-name="T7">T</text:span><text:span text:style-name="T7"><text:tab/></text:span><text:span text:style-name="T6">Number of time slices</text:span></text:p>
          <text:p text:style-name="P7"><text:span text:style-name="T6">N</text:span><text:span text:style-name="T7">F</text:span><text:span text:style-name="T7"><text:tab/></text:span><text:span text:style-name="T6">Number of frequencies</text:span></text:p>
          <text:p text:style-name="P7"><text:span text:style-name="T6">N</text:span><text:span text:style-name="T7">A</text:span><text:span text:style-name="T7"><text:tab/></text:span><text:span text:style-name="T6">Number of antennae</text:span></text:p>
          <text:p text:style-name="P7"><text:span text:style-name="T6">N</text:span><text:span text:style-name="T7">P</text:span><text:span text:style-name="T7"><text:tab/></text:span><text:span text:style-name="T6">Number of processors</text:span></text:p>
          <text:p text:style-name="P6"><text:span text:style-name="T7"/></text:p>
          <text:p text:style-name="P6"><text:span text:style-name="T7"/></text:p>
          <text:p text:style-name="P7"><text:span text:style-name="T6">A</text:span><text:span text:style-name="T7">p</text:span><text:span text:style-name="T7"><text:tab/></text:span><text:span text:style-name="T6">Block of antennae residing on processor p</text:span></text:p>
          <text:p text:style-name="P6"><text:span text:style-name="T6"/></text:p>
          <text:p text:style-name="P6"><text:span text:style-name="T6">In the following page, each symbol is actually an N</text:span><text:span text:style-name="T7">T</text:span><text:span text:style-name="T6"> x N</text:span><text:span text:style-name="T7">F</text:span></text:p>
          <text:p text:style-name="P6"><text:span text:style-name="T6">(time and frequency dependence) </text:span></text:p>
          <text:p text:style-name="P6"><text:span text:style-name="T8"/></text:p>
          <draw:enhanced-geometry svg:viewBox="0 0 21600 21600" draw:type="mso-spt202" draw:enhanced-path="M 0 0 L 21600 0 21600 21600 0 21600 0 0 Z N"/>
        </draw:custom-shape>
        <presentation:notes draw:style-name="dp2">
          <draw:page-thumbnail draw:style-name="gr1" draw:layer="layout" svg:width="7.873cm" svg:height="11.136cm" svg:x="6.562cm" svg:y="2.256cm" draw:page-number="6" presentation:class="page"/>
          <draw:frame presentation:style-name="pr9" draw:text-style-name="P9" draw:layer="layout" svg:width="16.799cm" svg:height="13.365cm" svg:x="2.1cm" svg:y="14.106cm" presentation:class="notes" presentation:placeholder="true">
            <draw:text-box/>
          </draw:frame>
        </presentation:notes>
      </draw:page>
      <draw:page draw:name="page7" draw:style-name="dp4" draw:master-page-name="Default" presentation:use-date-time-name="dtd1">
        <draw:custom-shape draw:style-name="gr3" draw:text-style-name="P8" draw:layer="layout" svg:width="7.144cm" svg:height="1.029cm" svg:x="2.723cm" svg:y="2.333cm">
          <text:p text:style-name="P6"><text:span text:style-name="T9">Get <text:s/>B</text:span><text:span text:style-name="T10">i</text:span><text:span text:style-name="T9"> for <text:s/>i = 1, ..., N</text:span><text:span text:style-name="T10">S</text:span><text:span text:style-name="T9"> </text:span></text:p>
          <draw:enhanced-geometry svg:viewBox="0 0 21600 21600" draw:type="rectangle" draw:enhanced-path="M 0 0 L 21600 0 21600 21600 0 21600 0 0 Z N"/>
        </draw:custom-shape>
        <draw:custom-shape draw:style-name="gr4" draw:text-style-name="P8" draw:layer="layout" svg:width="12.123cm" svg:height="1.112cm" svg:x="2.723cm" svg:y="4.739cm">
          <text:p text:style-name="P6"><text:span text:style-name="T9">Generate <text:s/>G</text:span><text:span text:style-name="T10">A</text:span><text:span text:style-name="T11">p </text:span><text:span text:style-name="T9">and K</text:span><text:span text:style-name="T10">i,A</text:span><text:span text:style-name="T11">p </text:span><text:span text:style-name="T9">B</text:span><text:span text:style-name="T10">i,</text:span><text:span text:style-name="T9"> for <text:s/>i = 1,..., N</text:span><text:span text:style-name="T10">S</text:span><text:span text:style-name="T9"> </text:span></text:p>
          <draw:enhanced-geometry svg:viewBox="0 0 21600 21600" draw:type="rectangle" draw:enhanced-path="M 0 0 L 21600 0 21600 21600 0 21600 0 0 Z N"/>
        </draw:custom-shape>
        <draw:custom-shape draw:style-name="gr5" draw:text-style-name="P8" draw:layer="layout" svg:width="12.339cm" svg:height="4.259cm" svg:x="2.723cm" svg:y="6.981cm">
          <text:list text:style-name="L4">
            <text:list-item>
              <text:p text:style-name="P6"><text:span text:style-name="T9">[(N</text:span><text:span text:style-name="T10">P</text:span><text:span text:style-name="T9"> + 1)/2] loop iterations over a subset of processors</text:span></text:p>
            </text:list-item>
          </text:list>
          <text:list text:style-name="L4">
            <text:list-item>
              <text:p text:style-name="P10"><text:span text:style-name="T9"><text:s/></text:span><text:span text:style-name="T9">Compute W</text:span><text:span text:style-name="T10">A</text:span><text:span text:style-name="T11">p</text:span><text:span text:style-name="T10">, A</text:span><text:span text:style-name="T11">q</text:span><text:span text:style-name="T9"> = SUM</text:span><text:span text:style-name="T10">i</text:span><text:span text:style-name="T9"> <text:s/>(K</text:span><text:span text:style-name="T10">i,A</text:span><text:span text:style-name="T11">p </text:span><text:span text:style-name="T9">B</text:span><text:span text:style-name="T10">i, </text:span><text:span text:style-name="T9">K</text:span><text:span text:style-name="T10">i,A</text:span><text:span text:style-name="T11">q</text:span><text:span text:style-name="T9">)</text:span></text:p>
            </text:list-item>
          </text:list>
          <text:list text:style-name="L4">
            <text:list-item>
              <text:p text:style-name="P10"><text:span text:style-name="T9"><text:s/></text:span><text:span text:style-name="T9">Send to the left K</text:span><text:span text:style-name="T10">i,A</text:span><text:span text:style-name="T11">q</text:span></text:p>
            </text:list-item>
          </text:list>
          <text:list text:style-name="L4">
            <text:list-item>
              <text:p text:style-name="P10"><text:span text:style-name="T9"><text:s/></text:span><text:span text:style-name="T9">Receive from the right K</text:span><text:span text:style-name="T10">i,A</text:span><text:span text:style-name="T11">q</text:span></text:p>
            </text:list-item>
          </text:list>
          <draw:enhanced-geometry svg:viewBox="0 0 21600 21600" draw:type="rectangle" draw:enhanced-path="M 0 0 L 21600 0 21600 21600 0 21600 0 0 Z N"/>
        </draw:custom-shape>
        <draw:custom-shape draw:style-name="gr6" draw:text-style-name="P8" draw:layer="layout" svg:width="12.557cm" svg:height="4.259cm" svg:x="2.723cm" svg:y="12.162cm">
          <text:list text:style-name="L4">
            <text:list-item>
              <text:p text:style-name="P6"><text:span text:style-name="T9">[(N</text:span><text:span text:style-name="T10">P</text:span><text:span text:style-name="T9"> + 1)/2] loop iterations over a subset of processors</text:span></text:p>
            </text:list-item>
          </text:list>
          <text:list text:style-name="L4">
            <text:list-item>
              <text:p text:style-name="P10"><text:span text:style-name="T9"><text:s/></text:span><text:span text:style-name="T9">Compute V</text:span><text:span text:style-name="T10">A</text:span><text:span text:style-name="T11">p</text:span><text:span text:style-name="T10">, A</text:span><text:span text:style-name="T11">q</text:span><text:span text:style-name="T9"> = G</text:span><text:span text:style-name="T10">A</text:span><text:span text:style-name="T11">p </text:span><text:span text:style-name="T9">W</text:span><text:span text:style-name="T10">A</text:span><text:span text:style-name="T11">p</text:span><text:span text:style-name="T10">, A</text:span><text:span text:style-name="T11">q</text:span><text:span text:style-name="T9"> </text:span><text:span text:style-name="T10"><text:s/></text:span><text:span text:style-name="T9">G</text:span><text:span text:style-name="T10">A</text:span><text:span text:style-name="T11">q</text:span></text:p>
            </text:list-item>
          </text:list>
          <text:list text:style-name="L4">
            <text:list-item>
              <text:p text:style-name="P10"><text:span text:style-name="T9"><text:s/></text:span><text:span text:style-name="T9">Send to the left G</text:span><text:span text:style-name="T10">A</text:span><text:span text:style-name="T11">q</text:span></text:p>
            </text:list-item>
          </text:list>
          <text:list text:style-name="L4">
            <text:list-item>
              <text:p text:style-name="P10"><text:span text:style-name="T9"><text:s/></text:span><text:span text:style-name="T9">Receive from the right G</text:span><text:span text:style-name="T10">A</text:span><text:span text:style-name="T11">q</text:span></text:p>
            </text:list-item>
          </text:list>
          <draw:enhanced-geometry svg:viewBox="0 0 21600 21600" draw:type="rectangle" draw:enhanced-path="M 0 0 L 21600 0 21600 21600 0 21600 0 0 Z N"/>
        </draw:custom-shape>
        <draw:custom-shape draw:style-name="gr7" draw:text-style-name="P8" draw:layer="layout" svg:width="3.464cm" svg:height="0.936cm" svg:x="2.723cm" svg:y="17.638cm">
          <text:p text:style-name="P6"><text:span text:style-name="T9">Done</text:span></text:p>
          <draw:enhanced-geometry svg:viewBox="0 0 21600 21600" draw:type="rectangle" draw:enhanced-path="M 0 0 L 21600 0 21600 21600 0 21600 0 0 Z N"/>
        </draw:custom-shape>
        <draw:custom-shape draw:style-name="gr8" draw:text-style-name="P11" draw:layer="layout" svg:width="0.865cm" svg:height="1.211cm" svg:x="4.238cm" svg:y="3.465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1" draw:layer="layout" svg:width="0.865cm" svg:height="1.211cm" svg:x="4.238cm" svg:y="5.914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865cm" svg:height="1.215cm" svg:x="4.239cm" svg:y="11.093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1" draw:layer="layout" svg:width="0.865cm" svg:height="1.211cm" svg:x="4.238cm" svg:y="16.276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12.123cm" svg:height="1.029cm" svg:x="15.712cm" svg:y="4.781cm">
          <text:p text:style-name="P6"><text:span text:style-name="T9">N</text:span><text:span text:style-name="T10">ops</text:span><text:span text:style-name="T9"> = O[N</text:span><text:span text:style-name="T10">S </text:span><text:span text:style-name="T9">N</text:span><text:span text:style-name="T10">T </text:span><text:span text:style-name="T9">N</text:span><text:span text:style-name="T10">F </text:span><text:span text:style-name="T12">(N</text:span><text:span text:style-name="T13">A</text:span><text:span text:style-name="T12">/N</text:span><text:span text:style-name="T13">P</text:span><text:span text:style-name="T12">) </text:span><text:span text:style-name="T9">] </text:span></text:p>
          <draw:enhanced-geometry svg:viewBox="0 0 21600 21600" draw:type="rectangle" draw:enhanced-path="M 0 0 L 21600 0 21600 21600 0 21600 0 0 Z N"/>
        </draw:custom-shape>
        <draw:custom-shape draw:style-name="gr11" draw:text-style-name="P8" draw:layer="layout" svg:width="12.123cm" svg:height="2.472cm" svg:x="15.712cm" svg:y="7.842cm">
          <text:p text:style-name="P6"><text:span text:style-name="T9">Per loop iteration</text:span></text:p>
          <text:p text:style-name="P6"><text:span text:style-name="T9">N</text:span><text:span text:style-name="T10">ops</text:span><text:span text:style-name="T9"> = O[N</text:span><text:span text:style-name="T10">S </text:span><text:span text:style-name="T9">N</text:span><text:span text:style-name="T10">T </text:span><text:span text:style-name="T9">N</text:span><text:span text:style-name="T10">F </text:span><text:span text:style-name="T12">(N</text:span><text:span text:style-name="T13">A</text:span><text:span text:style-name="T12">/N</text:span><text:span text:style-name="T13">P</text:span><text:span text:style-name="T12">)</text:span><text:span text:style-name="T14">2</text:span><text:span text:style-name="T9">]</text:span></text:p>
          <text:p text:style-name="P6"><text:span text:style-name="T9">N</text:span><text:span text:style-name="T10">comm</text:span><text:span text:style-name="T9"> = O[N</text:span><text:span text:style-name="T10">S </text:span><text:span text:style-name="T9">N</text:span><text:span text:style-name="T10">T </text:span><text:span text:style-name="T9">N</text:span><text:span text:style-name="T10">F </text:span><text:span text:style-name="T12">(N</text:span><text:span text:style-name="T13">A</text:span><text:span text:style-name="T12">/N</text:span><text:span text:style-name="T13">P</text:span><text:span text:style-name="T12">) </text:span><text:span text:style-name="T9">] </text:span></text:p>
          <draw:enhanced-geometry svg:viewBox="0 0 21600 21600" draw:type="rectangle" draw:enhanced-path="M 0 0 L 21600 0 21600 21600 0 21600 0 0 Z N"/>
        </draw:custom-shape>
        <draw:custom-shape draw:style-name="gr12" draw:text-style-name="P8" draw:layer="layout" svg:width="12.123cm" svg:height="2.472cm" svg:x="15.712cm" svg:y="13.07cm">
          <text:p text:style-name="P6"><text:span text:style-name="T9">Per loop iteration</text:span></text:p>
          <text:p text:style-name="P6"><text:span text:style-name="T9">N</text:span><text:span text:style-name="T10">ops</text:span><text:span text:style-name="T9"> = O[N</text:span><text:span text:style-name="T10">T </text:span><text:span text:style-name="T9">N</text:span><text:span text:style-name="T10">F </text:span><text:span text:style-name="T12">(N</text:span><text:span text:style-name="T13">A</text:span><text:span text:style-name="T12">/N</text:span><text:span text:style-name="T13">P</text:span><text:span text:style-name="T12">)</text:span><text:span text:style-name="T14">2</text:span><text:span text:style-name="T9">]</text:span></text:p>
          <text:p text:style-name="P6"><text:span text:style-name="T9">N</text:span><text:span text:style-name="T10">comm</text:span><text:span text:style-name="T9"> = O[N</text:span><text:span text:style-name="T10">T </text:span><text:span text:style-name="T9">N</text:span><text:span text:style-name="T10">F </text:span><text:span text:style-name="T12">(N</text:span><text:span text:style-name="T13">A</text:span><text:span text:style-name="T12">/N</text:span><text:span text:style-name="T13">P</text:span><text:span text:style-name="T12">) </text:span><text:span text:style-name="T9">] </text:span></text:p>
          <draw:enhanced-geometry svg:viewBox="0 0 21600 21600" draw:type="rectangle" draw:enhanced-path="M 0 0 L 21600 0 21600 21600 0 21600 0 0 Z N"/>
        </draw:custom-shape>
        <presentation:notes draw:style-name="dp2">
          <draw:page-thumbnail draw:style-name="gr1" draw:layer="layout" svg:width="7.873cm" svg:height="11.136cm" svg:x="6.562cm" svg:y="2.256cm" draw:page-number="7" presentation:class="page"/>
          <draw:frame presentation:style-name="pr9" draw:text-style-name="P9" draw:layer="layout" svg:width="16.799cm" svg:height="13.365cm" svg:x="2.1cm" svg:y="14.106cm" presentation:class="notes" presentation:placeholder="true">
            <draw:text-box/>
          </draw:frame>
        </presentation:notes>
      </draw:page>
      <draw:page draw:name="Using subsets of sources " draw:style-name="dp4" draw:master-page-name="Default" presentation:use-date-time-name="dtd1">
        <draw:custom-shape draw:style-name="gr13" draw:text-style-name="P8" draw:layer="layout" svg:width="7.144cm" svg:height="1.029cm" svg:x="2.723cm" svg:y="4.566cm">
          <text:p text:style-name="P6"><text:span text:style-name="T9">Get <text:s/>B</text:span><text:span text:style-name="T10">i</text:span><text:span text:style-name="T9"> for <text:s/>i = 1, ..., N</text:span><text:span text:style-name="T10">S</text:span><text:span text:style-name="T9"> </text:span></text:p>
          <draw:enhanced-geometry svg:viewBox="0 0 21600 21600" draw:type="rectangle" draw:enhanced-path="M 0 0 L 21600 0 21600 21600 0 21600 0 0 Z N"/>
        </draw:custom-shape>
        <draw:custom-shape draw:style-name="gr14" draw:text-style-name="P8" draw:layer="layout" svg:width="12.123cm" svg:height="1.112cm" svg:x="2.723cm" svg:y="7.095cm">
          <text:p text:style-name="P6"><text:span text:style-name="T9">Generate <text:s/>G</text:span><text:span text:style-name="T10">A</text:span><text:span text:style-name="T11">p </text:span><text:span text:style-name="T9">and K</text:span><text:span text:style-name="T10">i,A</text:span><text:span text:style-name="T11">p </text:span><text:span text:style-name="T9">B</text:span><text:span text:style-name="T10">i,</text:span><text:span text:style-name="T9"> for <text:s/>i = 1,..., N</text:span><text:span text:style-name="T10">S</text:span><text:span text:style-name="T9"> </text:span></text:p>
          <draw:enhanced-geometry svg:viewBox="0 0 21600 21600" draw:type="rectangle" draw:enhanced-path="M 0 0 L 21600 0 21600 21600 0 21600 0 0 Z N"/>
        </draw:custom-shape>
        <draw:custom-shape draw:style-name="gr15" draw:text-style-name="P8" draw:layer="layout" svg:width="12.339cm" svg:height="2.555cm" svg:x="2.723cm" svg:y="9.633cm">
          <text:p text:style-name="P6"><text:span text:style-name="T9">[(N</text:span><text:span text:style-name="T10">P</text:span><text:span text:style-name="T9"> + 1)/2] loop iterations over a subset of processors</text:span></text:p>
          <text:p text:style-name="P6"><text:span text:style-name="T9">........</text:span><text:span text:style-name="T11">......</text:span></text:p>
          <draw:enhanced-geometry svg:viewBox="0 0 21600 21600" draw:type="rectangle" draw:enhanced-path="M 0 0 L 21600 0 21600 21600 0 21600 0 0 Z N"/>
        </draw:custom-shape>
        <draw:custom-shape draw:style-name="gr16" draw:text-style-name="P8" draw:layer="layout" svg:width="12.557cm" svg:height="2.379cm" svg:x="2.723cm" svg:y="13.66cm">
          <text:p text:style-name="P6"><text:span text:style-name="T9">[(N</text:span><text:span text:style-name="T10">P</text:span><text:span text:style-name="T9"> + 1)/2] loop iterations over a subset of processors</text:span></text:p>
          <text:p text:style-name="P6"><text:span text:style-name="T9">........</text:span></text:p>
          <draw:enhanced-geometry svg:viewBox="0 0 21600 21600" draw:type="rectangle" draw:enhanced-path="M 0 0 L 21600 0 21600 21600 0 21600 0 0 Z N"/>
        </draw:custom-shape>
        <draw:custom-shape draw:style-name="gr17" draw:text-style-name="P8" draw:layer="layout" svg:width="10.392cm" svg:height="1.112cm" svg:x="2.723cm" svg:y="17.55cm">
          <text:p text:style-name="P6"><text:span text:style-name="T9">Accumulate V</text:span><text:span text:style-name="T10">A</text:span><text:span text:style-name="T11">p</text:span><text:span text:style-name="T10">, A</text:span><text:span text:style-name="T11">q</text:span><text:span text:style-name="T9"> </text:span></text:p>
          <draw:enhanced-geometry svg:viewBox="0 0 21600 21600" draw:type="rectangle" draw:enhanced-path="M 0 0 L 21600 0 21600 21600 0 21600 0 0 Z N"/>
        </draw:custom-shape>
        <draw:custom-shape draw:style-name="gr18" draw:text-style-name="P11" draw:layer="layout" svg:width="0.865cm" svg:height="1.21cm" svg:x="4.238cm" svg:y="5.76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1" draw:layer="layout" svg:width="0.865cm" svg:height="1.215cm" svg:x="4.239cm" svg:y="8.332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1" draw:layer="layout" svg:width="0.865cm" svg:height="1.21cm" svg:x="4.238cm" svg:y="12.273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1" draw:layer="layout" svg:width="0.865cm" svg:height="1.211cm" svg:x="4.238cm" svg:y="16.214cm">
          <text:p text:style-name="P1"/>
          <draw:enhanced-geometry svg:viewBox="0 0 21600 21600" draw:text-areas="?f0 0 ?f2 ?f5" draw:type="down-arrow" draw:modifiers="1454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text-style-name="P12" draw:layer="layout" svg:width="24.94cm" svg:height="2.212cm" svg:x="2.376cm" svg:y="1.752cm" presentation:class="title" presentation:user-transformed="true">
          <draw:text-box>
            <text:p text:style-name="P6"><text:span text:style-name="T15">Using subsets of sources </text:span></text:p>
          </draw:text-box>
        </draw:frame>
        <presentation:notes draw:style-name="dp2">
          <draw:page-thumbnail draw:style-name="gr1" draw:layer="layout" svg:width="7.873cm" svg:height="11.136cm" svg:x="6.562cm" svg:y="2.256cm" draw:page-number="8" presentation:class="page"/>
          <draw:frame presentation:style-name="pr9" draw:text-style-name="P9" draw:layer="layout" svg:width="16.799cm" svg:height="13.365cm" svg:x="2.1cm" svg:y="14.106cm" presentation:class="notes" presentation:placeholder="true">
            <draw:text-box/>
          </draw:frame>
        </presentation:notes>
      </draw:page>
      <draw:page draw:name="page9" draw:style-name="dp3" draw:master-page-name="lyt-cool" presentation:presentation-page-layout-name="AL1T1">
        <draw:frame presentation:style-name="pr4" draw:text-style-name="P1" draw:layer="layout" svg:width="23.665cm" svg:height="3.178cm" svg:x="3.027cm" svg:y="2.388cm" presentation:class="title">
          <draw:text-box>
            <text:p text:style-name="P1">A Hybrid Implementation</text:p>
          </draw:text-box>
        </draw:frame>
        <draw:frame presentation:style-name="pr2" draw:text-style-name="P2" draw:layer="layout" svg:width="23.665cm" svg:height="12.831cm" svg:x="3.027cm" svg:y="6.279cm" presentation:class="outline">
          <draw:text-box>
            <text:list text:style-name="L2">
              <text:list-item>
                <text:p text:style-name="P2">MPI is used to communicate across processors</text:p>
              </text:list-item>
            </text:list>
            <text:list text:style-name="L2">
              <text:list-item>
                <text:p text:style-name="P2">Multithreading is used within processors</text:p>
              </text:list-item>
            </text:list>
            <text:list text:style-name="L2">
              <text:list-item>
                <text:list>
                  <text:list-item>
                    <text:p text:style-name="P3">start with current mechanism, think about optimization later</text:p>
                  </text:list-item>
                </text:list>
              </text:list-item>
            </text:list>
            <text:list text:style-name="L2">
              <text:list-item>
                <text:p text:style-name="P2">Separate communication thread handles MPI send/receive</text:p>
              </text:list-item>
            </text:list>
            <text:list text:style-name="L2">
              <text:list-item>
                <text:p text:style-name="P2">Pool of worker threads evaluates trees</text:p>
              </text:list-item>
            </text:list>
            <text:list text:style-name="L2">
              <text:list-item>
                <text:p text:style-name="P2">Communication &amp; computation proceeds in parallel!</text:p>
              </text:list-item>
            </text:list>
          </draw:text-box>
        </draw:frame>
        <presentation:notes draw:style-name="dp2">
          <draw:page-thumbnail draw:style-name="gr1" draw:layer="layout" svg:width="13.706cm" svg:height="10.28cm" svg:x="3.647cm" svg:y="2.853cm" draw:page-number="9" presentation:class="page"/>
          <draw:frame presentation:style-name="pr3" draw:text-style-name="P1" draw:layer="layout" svg:width="14.518cm" svg:height="11.411cm" svg:x="3.249cm" svg:y="14.13cm" presentation:class="notes" presentation:placeholder="true">
            <draw:text-box/>
          </draw:frame>
        </presentation:notes>
      </draw:page>
      <draw:page draw:name="page10" draw:style-name="dp3" draw:master-page-name="lyt-cool" presentation:presentation-page-layout-name="AL1T1">
        <draw:frame presentation:style-name="pr4" draw:text-style-name="P1" draw:layer="layout" svg:width="23.665cm" svg:height="3.178cm" svg:x="3.027cm" svg:y="2.388cm" presentation:class="title">
          <draw:text-box>
            <text:p text:style-name="P1">Na/Np Is Critical</text:p>
          </draw:text-box>
        </draw:frame>
        <draw:frame presentation:style-name="pr8" draw:text-style-name="P13" draw:layer="layout" svg:width="23.665cm" svg:height="11.986cm" svg:x="3.027cm" svg:y="6.279cm" presentation:class="outline" presentation:user-transformed="true">
          <draw:text-box>
            <text:list text:style-name="L2">
              <text:list-item>
                <text:p text:style-name="P2"><text:span text:style-name="T16">Na/Np is the critical “parallelization factor”, determines the ratio Tcpu/Tcomm ~ Na/Np</text:span></text:p>
              </text:list-item>
            </text:list>
            <text:list text:style-name="L2">
              <text:list-item>
                <text:list>
                  <text:list-item>
                    <text:p text:style-name="P3"><text:span text:style-name="T16">if sufficiently high, then antennas can be distributed efficiently</text:span></text:p>
                  </text:list-item>
                </text:list>
              </text:list-item>
            </text:list>
            <text:list text:style-name="L2">
              <text:list-item>
                <text:list>
                  <text:list-item>
                    <text:p text:style-name="P3"><text:span text:style-name="T16">the higher the number, the better we can exploit multicore processors</text:span></text:p>
                  </text:list-item>
                </text:list>
              </text:list-item>
            </text:list>
            <text:list text:style-name="L2">
              <text:list-item>
                <text:list>
                  <text:list-item>
                    <text:p text:style-name="P3"><text:span text:style-name="T16">scaling depends on form of ME, will be different for different sims</text:span></text:p>
                  </text:list-item>
                </text:list>
              </text:list-item>
            </text:list>
            <text:list text:style-name="L2">
              <text:list-item>
                <text:p text:style-name="P2"><text:span text:style-name="T16">Seat-of-the pants calculation for a simple ME (100 DFT sources, 100 antennas, 10 processors) shows Tcpu/Tcomm ~ 3, meaning a cluster of 4-core processors can be exploited efficiently</text:span></text:p>
              </text:list-item>
            </text:list>
          </draw:text-box>
        </draw:frame>
        <presentation:notes draw:style-name="dp2">
          <draw:page-thumbnail draw:style-name="gr1" draw:layer="layout" svg:width="13.706cm" svg:height="10.28cm" svg:x="3.647cm" svg:y="2.853cm" draw:page-number="10" presentation:class="page"/>
          <draw:frame presentation:style-name="pr3" draw:text-style-name="P1" draw:layer="layout" svg:width="14.518cm" svg:height="11.411cm" svg:x="3.249cm" svg:y="14.13cm" presentation:class="notes" presentation:placeholder="true">
            <draw:text-box/>
          </draw:frame>
        </presentation:notes>
      </draw:page>
      <draw:page draw:name="page11" draw:style-name="dp1" draw:master-page-name="lyt-cool" presentation:presentation-page-layout-name="AL1T1">
        <draw:frame presentation:style-name="pr4" draw:text-style-name="P1" draw:layer="layout" svg:width="23.665cm" svg:height="3.178cm" svg:x="3.027cm" svg:y="2.388cm" presentation:class="title">
          <draw:text-box>
            <text:p text:style-name="P1">What to serialize by...?</text:p>
          </draw:text-box>
        </draw:frame>
        <draw:frame presentation:style-name="pr11" draw:text-style-name="P14" draw:layer="layout" svg:width="23.665cm" svg:height="13.394cm" svg:x="2.895cm" svg:y="6.62cm" presentation:class="outline" presentation:user-transformed="true">
          <draw:text-box>
            <text:list text:style-name="L2">
              <text:list-item>
                <text:p text:style-name="P2"><text:span text:style-name="T17">We may need to block-serialize to reduce the memory footprint &amp; comm sizes</text:span></text:p>
              </text:list-item>
            </text:list>
            <text:list text:style-name="L2">
              <text:list-item>
                <text:p text:style-name="P2"><text:span text:style-name="T17">Can do by:</text:span></text:p>
              </text:list-item>
            </text:list>
            <text:list text:style-name="L2">
              <text:list-item>
                <text:list>
                  <text:list-item>
                    <text:p text:style-name="P3"><text:span text:style-name="T17">time (as is already done)</text:span></text:p>
                  </text:list-item>
                </text:list>
              </text:list-item>
            </text:list>
            <text:list text:style-name="L2">
              <text:list-item>
                <text:list>
                  <text:list-item>
                    <text:p text:style-name="P3"><text:span text:style-name="T17">freq</text:span></text:p>
                  </text:list-item>
                </text:list>
              </text:list-item>
            </text:list>
            <text:list text:style-name="L2">
              <text:list-item>
                <text:list>
                  <text:list-item>
                    <text:p text:style-name="P3"><text:span text:style-name="T17">sources (invokes an extra accumulation step, but that's cheap)</text:span></text:p>
                  </text:list-item>
                </text:list>
              </text:list-item>
            </text:list>
            <text:list text:style-name="L2">
              <text:list-item>
                <text:p text:style-name="P2"><text:span text:style-name="T17">Cannot do by: antenna</text:span></text:p>
              </text:list-item>
            </text:list>
            <text:list text:style-name="L2">
              <text:list-item>
                <text:p text:style-name="P2"><text:span text:style-name="T17">Block-serialization is the same as trivial parallelism</text:span></text:p>
              </text:list-item>
            </text:list>
            <text:list text:style-name="L2">
              <text:list-item>
                <text:list>
                  <text:list-item>
                    <text:p text:style-name="P3"><text:span text:style-name="T17">so if we have many processors/few antennas, we revert to parallelization by time/freq</text:span></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3" draw:text-style-name="P1" draw:layer="layout" svg:width="14.518cm" svg:height="11.411cm" svg:x="3.249cm" svg:y="14.13cm" presentation:class="notes" presentation:placeholder="true">
            <draw:text-box/>
          </draw:frame>
        </presentation:notes>
      </draw:page>
      <draw:page draw:name="page12" draw:style-name="dp3" draw:master-page-name="lyt-cool" presentation:presentation-page-layout-name="AL1T1">
        <draw:frame presentation:style-name="pr4" draw:text-style-name="P1" draw:layer="layout" svg:width="23.665cm" svg:height="3.178cm" svg:x="3.027cm" svg:y="2.388cm" presentation:class="title">
          <draw:text-box>
            <text:p text:style-name="P1">Resampling To The Rescue</text:p>
          </draw:text-box>
        </draw:frame>
        <draw:frame presentation:style-name="pr2" draw:text-style-name="P2" draw:layer="layout" svg:width="23.665cm" svg:height="11.986cm" svg:x="3.027cm" svg:y="6.279cm" presentation:class="outline">
          <draw:text-box>
            <text:list text:style-name="L2">
              <text:list-item>
                <text:p text:style-name="P2">What is being communicated: Jones terms</text:p>
              </text:list-item>
            </text:list>
            <text:list text:style-name="L2">
              <text:list-item>
                <text:p text:style-name="P2">If we can compute Jones terms on a coarser grid and interpolate on the spot:</text:p>
              </text:list-item>
            </text:list>
            <text:list text:style-name="L2">
              <text:list-item>
                <text:list>
                  <text:list-item>
                    <text:p text:style-name="P3">communication costs go down</text:p>
                  </text:list-item>
                </text:list>
              </text:list-item>
            </text:list>
            <text:list text:style-name="L2">
              <text:list-item>
                <text:list>
                  <text:list-item>
                    <text:p text:style-name="P3">more computation, but interpolation is cheap</text:p>
                  </text:list-item>
                </text:list>
              </text:list-item>
            </text:list>
            <text:list text:style-name="L2">
              <text:list-item>
                <text:list>
                  <text:list-item>
                    <text:p text:style-name="P3">Tcpu/Tcomm goes up =&gt; more parallelism!</text:p>
                  </text:list-item>
                </text:list>
              </text:list-item>
            </text:list>
            <text:list text:style-name="L2">
              <text:list-item>
                <text:p text:style-name="P2">Fortunately, resampling was anticipated in the original MeqTree design...</text:p>
              </text:list-item>
            </text:list>
          </draw:text-box>
        </draw:frame>
        <presentation:notes draw:style-name="dp2">
          <draw:page-thumbnail draw:style-name="gr1" draw:layer="layout" svg:width="13.706cm" svg:height="10.28cm" svg:x="3.647cm" svg:y="2.853cm" draw:page-number="12" presentation:class="page"/>
          <draw:frame presentation:style-name="pr3" draw:text-style-name="P1" draw:layer="layout" svg:width="14.518cm" svg:height="11.411cm" svg:x="3.249cm" svg:y="14.13cm" presentation:class="notes" presentation:placeholder="true">
            <draw:text-box/>
          </draw:frame>
        </presentation:notes>
      </draw:page>
      <draw:page draw:name="page13" draw:style-name="dp3" draw:master-page-name="lyt-cool" presentation:presentation-page-layout-name="AL1T1">
        <draw:frame presentation:style-name="pr6" draw:text-style-name="P1" draw:layer="layout" svg:width="23.665cm" svg:height="3.626cm" svg:x="3.027cm" svg:y="2.164cm" presentation:class="title" presentation:user-transformed="true">
          <draw:text-box>
            <text:p text:style-name="P1">Who Decides Where To Distribute?</text:p>
          </draw:text-box>
        </draw:frame>
        <draw:frame presentation:style-name="pr2" draw:text-style-name="P2" draw:layer="layout" svg:width="23.665cm" svg:height="12.321cm" svg:x="3.027cm" svg:y="6.279cm" presentation:class="outline">
          <draw:text-box>
            <text:list text:style-name="L2">
              <text:list-item>
                <text:p text:style-name="P2">Sticky question...</text:p>
              </text:list-item>
            </text:list>
            <text:list text:style-name="L2">
              <text:list-item>
                <text:list>
                  <text:list-item>
                    <text:p text:style-name="P3">would like to hide it from the user as much as possible</text:p>
                  </text:list-item>
                </text:list>
              </text:list-item>
            </text:list>
            <text:list text:style-name="L2">
              <text:list-item>
                <text:list>
                  <text:list-item>
                    <text:p text:style-name="P3">in principle all information available on TDL side, so Python can decide</text:p>
                  </text:list-item>
                </text:list>
              </text:list-item>
            </text:list>
            <text:list text:style-name="L2">
              <text:list-item>
                <text:list>
                  <text:list-item>
                    <text:p text:style-name="P3">but hints from the “user” are needed</text:p>
                  </text:list-item>
                </text:list>
              </text:list-item>
            </text:list>
            <text:list text:style-name="L2">
              <text:list-item>
                <text:p text:style-name="P2">If a framework (Siamese, Calico) is being used, then the framework can supply sufficient hints, hiding everything from the user</text:p>
              </text:list-item>
            </text:list>
          </draw:text-box>
        </draw:frame>
        <presentation:notes draw:style-name="dp2">
          <draw:page-thumbnail draw:style-name="gr1" draw:layer="layout" svg:width="13.706cm" svg:height="10.28cm" svg:x="3.647cm" svg:y="2.853cm" draw:page-number="13" presentation:class="page"/>
          <draw:frame presentation:style-name="pr3" draw:text-style-name="P1" draw:layer="layout" svg:width="14.518cm" svg:height="11.411cm" svg:x="3.249cm" svg:y="14.13cm" presentation:class="notes" presentation:placeholder="true">
            <draw:text-box/>
          </draw:frame>
        </presentation:notes>
      </draw:page>
      <draw:page draw:name="page14" draw:style-name="dp3" draw:master-page-name="lyt-cool" presentation:presentation-page-layout-name="AL2T19">
        <draw:frame presentation:style-name="pr4" draw:text-style-name="P1" draw:layer="layout" svg:width="23.665cm" svg:height="3.178cm" svg:x="3.027cm" svg:y="2.388cm" presentation:class="title">
          <draw:text-box>
            <text:p text:style-name="P1">Decomposing <text:span text:style-name="T18">B</text:span></text:p>
          </draw:text-box>
        </draw:frame>
        <draw:frame draw:style-name="gr19" draw:layer="layout" svg:width="20.465cm" svg:height="10.855cm" svg:x="3.531cm" svg:y="6.706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14" presentation:class="page"/>
          <draw:frame presentation:style-name="pr12" draw:text-style-name="P1" draw:layer="layout" svg:width="14.518cm" svg:height="11.411cm" svg:x="3.249cm" svg:y="14.13cm" presentation:class="notes" presentation:placeholder="true">
            <draw:text-box/>
          </draw:frame>
        </presentation:notes>
      </draw:page>
      <draw:page draw:name="page15" draw:style-name="dp3" draw:master-page-name="lyt-cool" presentation:presentation-page-layout-name="AL1T1">
        <draw:frame presentation:style-name="pr4" draw:text-style-name="P1" draw:layer="layout" svg:width="23.665cm" svg:height="3.178cm" svg:x="3.027cm" svg:y="2.388cm" presentation:class="title" presentation:user-transformed="true">
          <draw:text-box>
            <text:p text:style-name="P1">Decomposing <text:span text:style-name="T19">B:</text:span><text:span text:style-name="T20"> Op Count</text:span></text:p>
          </draw:text-box>
        </draw:frame>
        <draw:frame presentation:style-name="pr13" draw:text-style-name="P2" draw:layer="layout" svg:width="23.665cm" svg:height="4.237cm" svg:x="3.027cm" svg:y="6.279cm" presentation:class="outline" presentation:user-transformed="true">
          <draw:text-box>
            <text:list text:style-name="L2">
              <text:list-item>
                <text:p text:style-name="P2">Our basic operation is a 2x2 complex matrix multiply. Let's count the number of MMs per time/freq point:</text:p>
              </text:list-item>
            </text:list>
          </draw:text-box>
        </draw:frame>
        <draw:frame draw:style-name="gr19" draw:layer="layout" svg:width="20.806cm" svg:height="3.722cm" svg:x="4.801cm" svg:y="10.604cm">
          <draw:object xlink:href="./Object 2" xlink:type="simple" xlink:show="embed" xlink:actuate="onLoad"/>
          <draw:image xlink:href="./ObjectReplacements/Object 2" xlink:type="simple" xlink:show="embed" xlink:actuate="onLoad"/>
        </draw:frame>
        <draw:frame presentation:style-name="pr13" draw:text-style-name="P14" draw:layer="layout" svg:width="23.665cm" svg:height="4.237cm" svg:x="3.361cm" svg:y="15.169cm" presentation:class="outline" presentation:user-transformed="true">
          <draw:text-box>
            <text:list text:style-name="L2">
              <text:list-item>
                <text:p text:style-name="P14"><text:span text:style-name="T17">Eq. (2) has better scaling with </text:span><text:span text:style-name="T21">N</text:span><text:span text:style-name="T22">a</text:span></text:p>
              </text:list-item>
            </text:list>
            <text:list text:style-name="L2">
              <text:list-item>
                <text:p text:style-name="P14"><text:span text:style-name="T17">Can also save ops (at the expense of parallelism) by moving </text:span><text:span text:style-name="T23">G</text:span><text:span text:style-name="T22">p</text:span><text:span text:style-name="T17"> outside the sum...</text:span></text:p>
              </text:list-item>
            </text:list>
          </draw:text-box>
        </draw:frame>
        <presentation:notes draw:style-name="dp2">
          <draw:page-thumbnail draw:style-name="gr1" draw:layer="layout" svg:width="13.706cm" svg:height="10.28cm" svg:x="3.647cm" svg:y="2.853cm" draw:page-number="15" presentation:class="page"/>
          <draw:frame presentation:style-name="pr12" draw:text-style-name="P1" draw:layer="layout" svg:width="14.518cm" svg:height="11.411cm" svg:x="3.249cm" svg:y="14.13cm" presentation:class="notes" presentation:placeholder="true">
            <draw:text-box/>
          </draw:frame>
        </presentation:notes>
      </draw:page>
      <draw:page draw:name="page16" draw:style-name="dp3" draw:master-page-name="lyt-cool" presentation:presentation-page-layout-name="AL1T1">
        <draw:frame presentation:style-name="pr14" draw:text-style-name="P1" draw:layer="layout" svg:width="23.665cm" svg:height="3.178cm" svg:x="3.027cm" svg:y="2.388cm" presentation:class="title" presentation:user-transformed="true">
          <draw:text-box>
            <text:p text:style-name="P1">Decomposing <text:span text:style-name="T19">B:</text:span> <text:line-break/><text:span text:style-name="T1">Implications For Parallelism</text:span></text:p>
          </draw:text-box>
        </draw:frame>
        <draw:frame presentation:style-name="pr8" draw:text-style-name="P2" draw:layer="layout" svg:width="23.665cm" svg:height="11.986cm" svg:x="3.027cm" svg:y="6.279cm" presentation:class="outline">
          <draw:text-box>
            <text:list text:style-name="L2">
              <text:list-item>
                <text:p text:style-name="P2">Eq. (2) parallelizes much better, since the “mix-in” operation between <text:span text:style-name="T19">p-q </text:span><text:span text:style-name="T20">indices</text:span> is deferred until the end, and up to that point everything is independent by station.</text:p>
              </text:list-item>
            </text:list>
            <text:list text:style-name="L2">
              <text:list-item>
                <text:p text:style-name="P2">Eq. (2) has only one mix-in per source, whereas Eq. (1) has one mix-in per source and per Jones term.</text:p>
              </text:list-item>
            </text:list>
            <text:list text:style-name="L2">
              <text:list-item>
                <text:p text:style-name="P2">This also makes for more compact trees!</text:p>
              </text:list-item>
            </text:list>
          </draw:text-box>
        </draw:frame>
        <presentation:notes draw:style-name="dp2">
          <draw:page-thumbnail draw:style-name="gr1" draw:layer="layout" svg:width="13.706cm" svg:height="10.28cm" svg:x="3.647cm" svg:y="2.853cm" draw:page-number="16" presentation:class="page"/>
          <draw:frame presentation:style-name="pr12" draw:text-style-name="P1" draw:layer="layout" svg:width="14.518cm" svg:height="11.411cm" svg:x="3.249cm" svg:y="14.13cm" presentation:class="notes" presentation:placeholder="true">
            <draw:text-box/>
          </draw:frame>
        </presentation:notes>
      </draw:page>
      <draw:page draw:name="page17" draw:style-name="dp3" draw:master-page-name="lyt-cool" presentation:presentation-page-layout-name="AL1T1">
        <draw:frame presentation:style-name="pr14" draw:text-style-name="P1" draw:layer="layout" svg:width="23.665cm" svg:height="3.178cm" svg:x="3.027cm" svg:y="2.388cm" presentation:class="title" presentation:user-transformed="true">
          <draw:text-box>
            <text:p text:style-name="P1">Decomposing <text:span text:style-name="T19">B:</text:span> <text:line-break/><text:span text:style-name="T1">What's the catch?</text:span></text:p>
          </draw:text-box>
        </draw:frame>
        <draw:frame presentation:style-name="pr8" draw:text-style-name="P2" draw:layer="layout" svg:width="23.665cm" svg:height="11.986cm" svg:x="3.027cm" svg:y="6.279cm" presentation:class="outline">
          <draw:text-box>
            <text:list text:style-name="L2">
              <text:list-item>
                <text:p text:style-name="P2">The catch of course is that this only works for point sources. Bricks and other extended sources have <text:span text:style-name="T18">B</text:span><text:span text:style-name="T24">pq</text:span><text:span text:style-name="T20"> in their equations, so this trick doesn't apply.</text:span></text:p>
              </text:list-item>
            </text:list>
            <text:list text:style-name="L2">
              <text:list-item>
                <text:p text:style-name="P2"><text:span text:style-name="T20">Still, point sources are the bread and butter of our simulations (and many sims contain point sources exclusively), so we're potentially saving a lot of CPU cycles!</text:span></text:p>
              </text:list-item>
            </text:list>
          </draw:text-box>
        </draw:frame>
        <presentation:notes draw:style-name="dp2">
          <draw:page-thumbnail draw:style-name="gr1" draw:layer="layout" svg:width="13.706cm" svg:height="10.28cm" svg:x="3.647cm" svg:y="2.853cm" draw:page-number="17" presentation:class="page"/>
          <draw:frame presentation:style-name="pr12" draw:text-style-name="P1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DejaVu Sans Condensed'"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fill-color="#ffffff" draw:auto-grow-height="false" fo:min-height="1.312cm"/>
    </style:style>
    <style:style style:name="pr4" style:family="presentation" style:parent-style-name="Default-backgroundobjects">
      <style:graphic-properties draw:stroke="none" draw:fill="none" draw:fill-color="#ffffff" draw:auto-grow-height="false" fo:min-height="1.314cm"/>
    </style:style>
    <style:style style:name="P1" style:family="paragraph">
      <style:paragraph-properties fo:text-align="center"/>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10.887cm" svg:height="7.701cm" svg:x="1.783cm" svg:y="1.941cm" draw:page-number="1"/>
      <draw:page-thumbnail draw:layer="backgroundobjects" svg:width="10.887cm" svg:height="7.701cm" svg:x="17.027cm" svg:y="1.941cm"/>
      <draw:page-thumbnail draw:layer="backgroundobjects" svg:width="10.887cm" svg:height="7.701cm" svg:x="1.783cm" svg:y="11.355cm"/>
      <draw:page-thumbnail draw:layer="backgroundobjects" svg:width="10.887cm" svg:height="7.701cm" svg:x="17.027cm" svg:y="11.355cm"/>
    </style:handout-master>
    <style:master-page style:name="lyt-cool" style:page-layout-name="PM1" draw:style-name="dp1">
      <draw:rect presentation:style-name="pr1" draw:text-style-name="P1" draw:layer="backgroundobjects" svg:width="26.597cm" svg:height="14.258cm" svg:x="2.103cm" svg:y="5.755cm">
        <text:p text:style-name="P4"/>
      </draw:rect>
      <draw:frame presentation:style-name="lyt-cool-title" draw:layer="backgroundobjects" svg:width="23.665cm" svg:height="3.177cm" svg:x="3.027cm" svg:y="2.388cm" presentation:class="title" presentation:placeholder="true">
        <draw:text-box/>
      </draw:frame>
      <draw:frame presentation:style-name="lyt-cool-outline1" draw:layer="backgroundobjects" svg:width="23.665cm" svg:height="11.985cm" svg:x="3.027cm" svg:y="6.279cm" presentation:class="outline" presentation:placeholder="true">
        <draw:text-box/>
      </draw:frame>
      <draw:rect presentation:style-name="pr2" draw:text-style-name="P1" draw:layer="backgroundobjects" svg:width="0.5cm" svg:height="2.312cm" svg:x="0.991cm" svg:y="0.991cm">
        <text:p text:style-name="P4"/>
      </draw:rect>
      <draw:rect presentation:style-name="pr2" draw:text-style-name="P1" draw:layer="backgroundobjects" svg:width="0.5cm" svg:height="2.312cm" svg:x="0.991cm" svg:y="6.982cm">
        <text:p text:style-name="P4"/>
      </draw:rect>
      <draw:rect presentation:style-name="pr2" draw:text-style-name="P1" draw:layer="backgroundobjects" svg:width="0.5cm" svg:height="2.312cm" svg:x="0.991cm" svg:y="3.93cm">
        <text:p text:style-name="P4"/>
      </draw:rect>
      <draw:frame presentation:style-name="pr3" draw:text-style-name="P2" draw:layer="backgroundobjects" svg:width="6.455cm" svg:height="1.311cm" svg:x="21.946cm" svg:y="18.73cm" presentation:class="page-number">
        <draw:text-box>
          <text:p text:style-name="P2"><text:span text:style-name="T1"><text:page-number>&lt;number&gt;</text:page-number></text:span></text:p>
        </draw:text-box>
      </draw:frame>
      <draw:frame presentation:style-name="pr3" draw:text-style-name="P3" draw:layer="backgroundobjects" svg:width="8.783cm" svg:height="1.311cm" svg:x="10.468cm" svg:y="18.321cm" presentation:class="footer">
        <draw:text-box>
          <text:p text:style-name="P3"><text:span text:style-name="T1"><presentation:footer/></text:span></text:p>
        </draw:text-box>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4.939cm" svg:height="3.176cm" svg:x="2.376cm" svg:y="1.749cm" presentation:class="title" presentation:placeholder="true">
        <draw:text-box/>
      </draw:frame>
      <draw:frame presentation:style-name="Default-outline1" draw:layer="backgroundobjects" svg:width="24.939cm" svg:height="12.555cm" svg:x="2.376cm" svg:y="5.441cm" presentation:class="outline" presentation:placeholder="true">
        <draw:text-box/>
      </draw:frame>
      <draw:frame presentation:style-name="pr4" draw:text-style-name="P4" draw:layer="backgroundobjects" svg:width="6.455cm" svg:height="1.311cm" svg:x="2.376cm" svg:y="18.321cm" presentation:class="date-time">
        <draw:text-box>
          <text:p text:style-name="P4"><presentation:date-time/></text:p>
        </draw:text-box>
      </draw:frame>
      <draw:frame presentation:style-name="pr4" draw:text-style-name="P4" draw:layer="backgroundobjects" svg:width="8.782cm" svg:height="1.311cm" svg:x="10.467cm" svg:y="18.321cm" presentation:class="footer">
        <draw:text-box>
          <text:p text:style-name="P4"><presentation:footer/></text:p>
        </draw:text-box>
      </draw:frame>
      <draw:frame presentation:style-name="pr4" draw:text-style-name="P4" draw:layer="backgroundobjects" svg:width="6.455cm" svg:height="1.311cm" svg:x="20.858cm" svg:y="18.321cm" presentation:class="page-number">
        <draw:text-box>
          <text:p text:style-name="P4"><text:page-number>&lt;number&gt;</text:page-number></text:p>
        </draw:text-box>
      </draw:frame>
      <presentation:notes style:page-layout-name="PM2">
        <draw:page-thumbnail presentation:style-name="Default-title" draw:layer="backgroundobjects" svg:width="15.741cm" svg:height="11.136cm" svg:x="2.629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creation-date>2008-01-24T10:42:12</meta:creation-date>
    <dc:date>2008-01-29T15:14:40</dc:date>
    <meta:print-date>2008-01-24T12:22:17</meta:print-date>
    <dc:language>en-US</dc:language>
    <meta:editing-cycles>16</meta:editing-cycles>
    <meta:editing-duration>PT5H32M31S</meta:editing-duration>
    <meta:user-defined meta:name="Info 0"/>
    <meta:user-defined meta:name="Info 1"/>
    <meta:user-defined meta:name="Info 2"/>
    <meta:user-defined meta:name="Info 3"/>
    <meta:document-statistic meta:object-count="108"/>
  </office:meta>
</office:document-meta>
</file>

<file path=Object 1/content.xml><?xml version="1.0" encoding="utf-8"?>
<!DOCTYPE math  PUBLIC '-//OpenOffice.org//DTD Modified W3C MathML 1.01//EN'  'math.dtd'>
<math:math xmlns:math="http://www.w3.org/1998/Math/MathML">
  <math:semantics>
    <math:mtable>
      <math:mtr>
        <math:mstyle math:fontsize="24pt">
          <math:mrow>
            <math:mrow>
              <math:mtext>Since </math:mtext>
              <math:mstyle math:fontweight="bold">
                <math:mrow>
                  <math:mi>B</math:mi>
                </math:mrow>
              </math:mstyle>
              <math:mtext> is Hermitian, we can decompose it as follows:</math:mtext>
            </math:mrow>
          </math:mrow>
        </math:mstyle>
      </math:mtr>
      <math:mtr>
        <math:mstyle math:fontsize="24pt">
          <math:mrow>
            <math:mrow>
              <math:mrow>
                <math:mstyle math:fontweight="bold">
                  <math:mrow>
                    <math:mi>B</math:mi>
                  </math:mrow>
                </math:mstyle>
                <math:mo math:stretchy="false">=</math:mo>
                <math:mstyle math:fontweight="bold">
                  <math:mrow>
                    <math:mi>Y</math:mi>
                  </math:mrow>
                </math:mstyle>
              </math:mrow>
              <math:mstyle math:fontweight="bold">
                <math:mrow>
                  <math:mo math:stretchy="false">Σ</math:mo>
                </math:mrow>
              </math:mstyle>
              <math:mrow>
                <math:msup>
                  <math:mstyle math:fontweight="bold">
                    <math:mrow>
                      <math:mi>Y</math:mi>
                    </math:mrow>
                  </math:mstyle>
                  <math:mo math:stretchy="false">†</math:mo>
                </math:msup>
                <math:mo math:stretchy="false">=</math:mo>
                <math:mstyle math:fontweight="bold">
                  <math:mrow>
                    <math:mi>Y</math:mi>
                  </math:mrow>
                </math:mstyle>
              </math:mrow>
              <math:msqrt>
                <math:mstyle math:fontweight="bold">
                  <math:mrow>
                    <math:mo math:stretchy="false">Σ</math:mo>
                  </math:mrow>
                </math:mstyle>
              </math:msqrt>
              <math:msup>
                <math:msqrt>
                  <math:mstyle math:fontweight="bold">
                    <math:mrow>
                      <math:mo math:stretchy="false">Σ</math:mo>
                    </math:mrow>
                  </math:mstyle>
                </math:msqrt>
                <math:mo math:stretchy="false">†</math:mo>
              </math:msup>
              <math:mrow>
                <math:msup>
                  <math:mstyle math:fontweight="bold">
                    <math:mrow>
                      <math:mi>Y</math:mi>
                    </math:mrow>
                  </math:mstyle>
                  <math:mo math:stretchy="false">†</math:mo>
                </math:msup>
                <math:mo math:stretchy="false">=</math:mo>
                <math:mstyle math:fontweight="bold">
                  <math:mrow>
                    <math:mi>Y</math:mi>
                  </math:mrow>
                </math:mstyle>
              </math:mrow>
              <math:msqrt>
                <math:mstyle math:fontweight="bold">
                  <math:mrow>
                    <math:mo math:stretchy="false">Σ</math:mo>
                  </math:mrow>
                </math:mstyle>
              </math:msqrt>
              <math:msup>
                <math:mrow>
                  <math:mo math:stretchy="false">(</math:mo>
                  <math:mrow>
                    <math:mstyle math:fontweight="bold">
                      <math:mrow>
                        <math:mi>Y</math:mi>
                      </math:mrow>
                    </math:mstyle>
                    <math:msqrt>
                      <math:mstyle math:fontweight="bold">
                        <math:mrow>
                          <math:mo math:stretchy="false">Σ</math:mo>
                        </math:mrow>
                      </math:mstyle>
                    </math:msqrt>
                  </math:mrow>
                  <math:mo math:stretchy="false">)</math:mo>
                </math:mrow>
                <math:mo math:stretchy="false">†</math:mo>
              </math:msup>
              <math:mi>,</math:mi>
            </math:mrow>
          </math:mrow>
        </math:mstyle>
      </math:mtr>
      <math:mtr>
        <math:mstyle math:fontsize="24pt">
          <math:mrow>
            <math:mrow>
              <math:mtext>(where </math:mtext>
              <math:mstyle math:fontweight="bold">
                <math:mrow>
                  <math:mo math:stretchy="false">Σ</math:mo>
                </math:mrow>
              </math:mstyle>
              <math:mtext> is diagonal.)</math:mtext>
            </math:mrow>
          </math:mrow>
        </math:mstyle>
      </math:mtr>
      <math:mtr>
        <math:mstyle math:fontsize="24pt">
          <math:mrow>
            <math:mrow>
              <math:mtext>We'll designate </math:mtext>
              <math:mstyle math:fontweight="bold">
                <math:mrow>
                  <math:mi>Y</math:mi>
                </math:mrow>
              </math:mstyle>
              <math:mrow>
                <math:msqrt>
                  <math:mstyle math:fontweight="bold">
                    <math:mrow>
                      <math:mo math:stretchy="false">Σ</math:mo>
                    </math:mrow>
                  </math:mstyle>
                </math:msqrt>
                <math:mo math:stretchy="false">=</math:mo>
                <math:msqrt>
                  <math:mstyle math:fontweight="bold">
                    <math:mrow>
                      <math:mo math:stretchy="false">B</math:mo>
                    </math:mrow>
                  </math:mstyle>
                </math:msqrt>
              </math:mrow>
            </math:mrow>
          </math:mrow>
        </math:mstyle>
      </math:mtr>
      <math:mtr>
        <math:mstyle math:fontsize="24pt">
          <math:mrow>
            <math:mrow>
              <math:mtext>Then, starting with a basic ME for </math:mtext>
              <math:msub>
                <math:mi>N</math:mi>
                <math:mi>s</math:mi>
              </math:msub>
              <math:mtext> point sources:</math:mtext>
            </math:mrow>
          </math:mrow>
        </math:mstyle>
      </math:mtr>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fenced math:open="" math:close="">
                <math:mrow>
                  <math:mrow>
                    <math:munder>
                      <math:mo math:stretchy="false">∑</math:mo>
                      <math:mi>s</math:mi>
                    </math:munder>
                    <math:msub>
                      <math:mstyle math:fontweight="bold">
                        <math:mrow>
                          <math:mi>E</math:mi>
                        </math:mrow>
                      </math:mstyle>
                      <math:mi math:fontstyle="italic">ps</math:mi>
                    </math:msub>
                  </math:mrow>
                  <math:msub>
                    <math:mstyle math:fontweight="bold">
                      <math:mrow>
                        <math:mi>K</math:mi>
                      </math:mrow>
                    </math:mstyle>
                    <math:mi math:fontstyle="italic">ps</math:mi>
                  </math:msub>
                  <math:msub>
                    <math:mstyle math:fontweight="bold">
                      <math:mrow>
                        <math:mi>B</math:mi>
                      </math:mrow>
                    </math:mstyle>
                    <math:mi>s</math:mi>
                  </math:msub>
                  <math:msubsup>
                    <math:mstyle math:fontweight="bold">
                      <math:mrow>
                        <math:mi>K</math:mi>
                      </math:mrow>
                    </math:mstyle>
                    <math:mi math:fontstyle="italic">qs</math:mi>
                    <math:mo math:stretchy="false">†</math:mo>
                  </math:msubsup>
                  <math:msubsup>
                    <math:mstyle math:fontweight="bold">
                      <math:mrow>
                        <math:mi>E</math:mi>
                      </math:mrow>
                    </math:mstyle>
                    <math:mi math:fontstyle="italic">qs</math:mi>
                    <math:mo math:stretchy="false">†</math:mo>
                  </math:msubsup>
                </math:mrow>
              </math:mfenced>
              <math:msubsup>
                <math:mstyle math:fontweight="bold">
                  <math:mrow>
                    <math:mi>G</math:mi>
                  </math:mrow>
                </math:mstyle>
                <math:mi>q</math:mi>
                <math:mo math:stretchy="false">†</math:mo>
              </math:msubsup>
              <math:mi>,</math:mi>
              <math:mtext>      (1)</math:mtext>
            </math:mrow>
          </math:mrow>
        </math:mstyle>
      </math:mtr>
      <math:mtr>
        <math:mstyle math:fontsize="24pt">
          <math:mrow>
            <math:mrow>
              <math:mtext>we can define </math:mtext>
              <math:mrow>
                <math:msub>
                  <math:mstyle math:fontweight="bold">
                    <math:mrow>
                      <math:mi>W</math:mi>
                    </math:mrow>
                  </math:mstyle>
                  <math:mi math:fontstyle="italic">ps</math:mi>
                </math:msub>
                <math:mo math:stretchy="false">=</math:mo>
                <math:msub>
                  <math:mstyle math:fontweight="bold">
                    <math:mrow>
                      <math:mi>G</math:mi>
                    </math:mrow>
                  </math:mstyle>
                  <math:mi>p</math:mi>
                </math:msub>
              </math:mrow>
              <math:msub>
                <math:mstyle math:fontweight="bold">
                  <math:mrow>
                    <math:mi>E</math:mi>
                  </math:mrow>
                </math:mstyle>
                <math:mi math:fontstyle="italic">ps</math:mi>
              </math:msub>
              <math:msub>
                <math:mstyle math:fontweight="bold">
                  <math:mrow>
                    <math:mi>K</math:mi>
                  </math:mrow>
                </math:mstyle>
                <math:mi math:fontstyle="italic">ps</math:mi>
              </math:msub>
              <math:msqrt>
                <math:msub>
                  <math:mstyle math:fontweight="bold">
                    <math:mrow>
                      <math:mo math:stretchy="false">B</math:mo>
                    </math:mrow>
                  </math:mstyle>
                  <math:mi>s</math:mi>
                </math:msub>
              </math:msqrt>
              <math:mi>,</math:mi>
              <math:mtext> and then</math:mtext>
            </math:mrow>
          </math:mrow>
        </math:mstyle>
      </math:mtr>
      <math:mtr>
        <math:mstyle math:fontsize="24pt">
          <math:mrow>
            <math:mrow>
              <math:mrow>
                <math:msub>
                  <math:mstyle math:fontweight="bold">
                    <math:mrow>
                      <math:mi>V</math:mi>
                    </math:mrow>
                  </math:mstyle>
                  <math:mi math:fontstyle="italic">pq</math:mi>
                </math:msub>
                <math:mo math:stretchy="false">=</math:mo>
                <math:mrow>
                  <math:munder>
                    <math:mo math:stretchy="false">∑</math:mo>
                    <math:mi>s</math:mi>
                  </math:munder>
                  <math:msub>
                    <math:mstyle math:fontweight="bold">
                      <math:mrow>
                        <math:mi>W</math:mi>
                      </math:mrow>
                    </math:mstyle>
                    <math:mi math:fontstyle="italic">ps</math:mi>
                  </math:msub>
                </math:mrow>
              </math:mrow>
              <math:msubsup>
                <math:mstyle math:fontweight="bold">
                  <math:mrow>
                    <math:mi>W</math:mi>
                  </math:mrow>
                </math:mstyle>
                <math:mi math:fontstyle="italic">qs</math:mi>
                <math:mo math:stretchy="false">†</math:mo>
              </math:msubsup>
              <math:mtext>                      (2)</math:mtext>
            </math:mrow>
          </math:mrow>
        </math:mstyle>
      </math:mtr>
    </math:mtable>
    <math:annotation math:encoding="StarMath 5.0">size 24 { "Since " bold B " is Hermitian, we can decompose it as follows:" } newline
size 24 { bold B = bold Y bold %SIGMA {bold Y}^%dagger = bold Y sqrt bold %SIGMA {sqrt bold %SIGMA}^%dagger {bold Y}^%dagger = bold Y sqrt bold %SIGMA (bold Y sqrt bold %SIGMA)^%dagger, } newline
size 24 { "(where " bold %SIGMA " is diagonal.)" } newline 
size 24 { "We'll designate " bold Y sqrt bold %SIGMA = sqrt bold %B } newline 
size 24 { "Then, starting with a basic ME for " N_s " point sources:" } newline newline
size 24 { {bold V}_pq = {bold G}_p left ( sum csub s {bold E}_ps {bold K}_ps {bold B}_s {bold K}^{%dagger}_{qs} {bold E}^{%dagger}_{qs} right ) {bold G}^{%dagger}_q, "      (1)"} newline
size 24 { "we can define " {bold W}_ps = {bold G}_p {bold E}_ps {bold K}_ps sqrt {bold %B}_s, " and then"} newline
size 24 { {bold V}_pq = sum csub s {bold W}_ps  {bold W}^{%dagger}_qs "                      (2)" }
</math:annotation>
  </math:semantics>
</math:math>
</file>

<file path=Object 2/content.xml><?xml version="1.0" encoding="utf-8"?>
<!DOCTYPE math  PUBLIC '-//OpenOffice.org//DTD Modified W3C MathML 1.01//EN'  'math.dtd'>
<math:math xmlns:math="http://www.w3.org/1998/Math/MathML">
  <math:semantics>
    <math:mtable>
      <math:mtr>
        <math:mstyle math:fontsize="24pt">
          <math:mrow>
            <math:mrow>
              <math:mrow>
                <math:mtext>For eq. (1): </math:mtext>
                <math:mo math:stretchy="false">~</math:mo>
                <math:mn>2</math:mn>
              </math:mrow>
              <math:msub>
                <math:mi>N</math:mi>
                <math:mi>s</math:mi>
              </math:msub>
              <math:mrow>
                <math:mrow>
                  <math:msubsup>
                    <math:mi>N</math:mi>
                    <math:mi>a</math:mi>
                    <math:mn>2</math:mn>
                  </math:msubsup>
                  <math:mo math:stretchy="false">+</math:mo>
                  <math:msubsup>
                    <math:mi>N</math:mi>
                    <math:mi>a</math:mi>
                    <math:mn>2</math:mn>
                  </math:msubsup>
                </math:mrow>
                <math:mo math:stretchy="false">=</math:mo>
                <math:msubsup>
                  <math:mi>N</math:mi>
                  <math:mi>a</math:mi>
                  <math:mn>2</math:mn>
                </math:msubsup>
              </math:mrow>
              <math:mrow>
                <math:mo math:stretchy="false">(</math:mo>
                <math:mrow>
                  <math:mn>2</math:mn>
                  <math:mrow>
                    <math:msub>
                      <math:mi>N</math:mi>
                      <math:mi>s</math:mi>
                    </math:msub>
                    <math:mo math:stretchy="false">+</math:mo>
                    <math:mn>1</math:mn>
                  </math:mrow>
                </math:mrow>
                <math:mo math:stretchy="false">)</math:mo>
              </math:mrow>
            </math:mrow>
          </math:mrow>
        </math:mstyle>
      </math:mtr>
      <math:mtr>
        <math:mstyle math:fontsize="24pt">
          <math:mrow>
            <math:mrow>
              <math:mrow>
                <math:mtext>(Since each term is 4 MMs per </math:mtext>
                <math:mo math:stretchy="false">~</math:mo>
                <math:mrow>
                  <math:msubsup>
                    <math:mi>N</math:mi>
                    <math:mi>a</math:mi>
                    <math:mn>2</math:mn>
                  </math:msubsup>
                  <math:mo math:stretchy="false">/</math:mo>
                  <math:mn>2</math:mn>
                </math:mrow>
              </math:mrow>
              <math:mtext> interferometers.)</math:mtext>
            </math:mrow>
          </math:mrow>
        </math:mstyle>
      </math:mtr>
      <math:mtr>
        <math:mstyle math:fontsize="24pt">
          <math:mrow>
            <math:mrow>
              <math:mrow>
                <math:mtext>For eq. (2): </math:mtext>
                <math:mo math:stretchy="false">~</math:mo>
                <math:msub>
                  <math:mi>N</math:mi>
                  <math:mi>s</math:mi>
                </math:msub>
              </math:mrow>
              <math:mrow>
                <math:mrow>
                  <math:msubsup>
                    <math:mi>N</math:mi>
                    <math:mi>a</math:mi>
                    <math:mn>2</math:mn>
                  </math:msubsup>
                  <math:mo math:stretchy="false">/</math:mo>
                  <math:mn>2</math:mn>
                </math:mrow>
                <math:mo math:stretchy="false">+</math:mo>
                <math:mn>3</math:mn>
              </math:mrow>
              <math:msub>
                <math:mi>N</math:mi>
                <math:mi>s</math:mi>
              </math:msub>
              <math:mrow>
                <math:msub>
                  <math:mi>N</math:mi>
                  <math:mi>a</math:mi>
                </math:msub>
                <math:mo math:stretchy="false">=</math:mo>
                <math:msubsup>
                  <math:mi>N</math:mi>
                  <math:mi>a</math:mi>
                  <math:mn>2</math:mn>
                </math:msubsup>
              </math:mrow>
              <math:mrow>
                <math:mo math:stretchy="false">(</math:mo>
                <math:mrow>
                  <math:mrow>
                    <math:mrow>
                      <math:msub>
                        <math:mi>N</math:mi>
                        <math:mi>s</math:mi>
                      </math:msub>
                      <math:mo math:stretchy="false">/</math:mo>
                      <math:mn>2</math:mn>
                    </math:mrow>
                    <math:mo math:stretchy="false">+</math:mo>
                    <math:mn>3</math:mn>
                  </math:mrow>
                  <math:mrow>
                    <math:msub>
                      <math:mi>N</math:mi>
                      <math:mi>s</math:mi>
                    </math:msub>
                    <math:mo math:stretchy="false">/</math:mo>
                    <math:msub>
                      <math:mi>N</math:mi>
                      <math:mi>a</math:mi>
                    </math:msub>
                  </math:mrow>
                </math:mrow>
                <math:mo math:stretchy="false">)</math:mo>
              </math:mrow>
            </math:mrow>
          </math:mrow>
        </math:mstyle>
      </math:mtr>
    </math:mtable>
    <math:annotation math:encoding="StarMath 5.0">size 24 {"For eq. (1): "  sim  2 N_s N_a^2 + N_a^2 = N_a^2 (2 N_s+1) } newline
size 24 {"(Since each term is 4 MMs per " sim N_a^2/2 " interferometers.)" } newline
size 24 {"For eq. (2): "  sim  N_s N_a^2/2 + 3 N_s N_a = N_a^2 (N_s/2+3 N_s/N_a)} </math:annotation>
  </math:semantics>
</math:math>
</file>